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6cm" svg:stroke-color="#cc9900" draw:marker-start-width="0.419cm" draw:marker-end="Arrow" draw:marker-end-width="0.52cm" draw:fill="none" draw:textarea-vertical-align="middle" fo:padding-top="0.163cm" fo:padding-bottom="0.163cm" fo:padding-left="0.288cm" fo:padding-right="0.288cm"/>
    </style:style>
    <style:style style:name="gr2" style:family="graphic" style:parent-style-name="objectwithoutfill">
      <style:graphic-properties svg:stroke-width="0.152cm" svg:stroke-color="#cc9900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.076cm" svg:stroke-color="#00cc00" draw:marker-start-width="0.419cm" draw:marker-end="Arrow" draw:marker-end-width="0.521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svg:stroke-width="0.152cm" svg:stroke-color="#0066ff" draw:marker-start-width="0.61cm" draw:marker-end="Arrow" draw:marker-end-width="0.711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color="#0066ff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cc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25cm" svg:stroke-color="#00cc00" draw:marker-start-width="0.229cm" draw:marker-end="Arrow" draw:marker-end-width="0.356cm" draw:fill="none" draw:textarea-vertical-align="middle" fo:padding-top="0.138cm" fo:padding-bottom="0.138cm" fo:padding-left="0.263cm" fo:padding-right="0.263cm"/>
    </style:style>
    <style:style style:name="gr8" style:family="graphic" style:parent-style-name="objectwithoutfill">
      <style:graphic-properties svg:stroke-width="0.025cm" svg:stroke-color="#ff0066" draw:marker-start-width="0.266cm" draw:marker-end="Arrow" draw:marker-end-width="0.342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svg:stroke-color="#cc9900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51cm" svg:stroke-color="#00cc00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25cm" svg:stroke-color="#ff0066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51cm" svg:stroke-color="#0066ff" draw:marker-start-width="0.319cm" draw:marker-end="Arrow" draw:marker-end-width="0.446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25cm" svg:stroke-color="#0066ff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fo:min-height="0.258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00cc00" fo:font-size="12pt" style:font-size-asian="12pt" style:font-size-complex="12pt"/>
    </style:style>
    <style:style style:name="P4" style:family="paragraph">
      <loext:graphic-properties draw:fill="none" draw:fill-color="#ffffff"/>
      <style:text-properties fo:color="#00cc00" fo:font-size="12pt" style:font-size-asian="12pt" style:font-size-complex="12pt"/>
    </style:style>
    <style:style style:name="P5" style:family="paragraph">
      <style:text-properties fo:color="#0066ff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66ff" fo:font-size="12pt" style:font-size-asian="12pt" style:font-size-complex="12pt"/>
    </style:style>
    <style:style style:name="P7" style:family="paragraph">
      <style:text-properties fo:color="#cc9900" fo:font-size="12pt" fo:font-weight="bold" style:font-size-asian="12pt" style:font-size-complex="12pt"/>
    </style:style>
    <style:style style:name="P8" style:family="paragraph">
      <loext:graphic-properties draw:fill="none" draw:fill-color="#ffffff"/>
      <style:text-properties fo:color="#cc9900" fo:font-size="12pt" fo:font-weight="bold" style:font-size-asian="12pt" style:font-size-complex="12pt"/>
    </style:style>
    <style:style style:name="P9" style:family="paragraph">
      <style:text-properties fo:color="#ff0066" fo:font-size="12pt" fo:font-weight="bold" style:font-size-asian="12pt" style:font-size-complex="12pt"/>
    </style:style>
    <style:style style:name="P10" style:family="paragraph">
      <loext:graphic-properties draw:fill="none" draw:fill-color="#ffffff"/>
      <style:text-properties fo:color="#ff0066" fo:font-size="12pt" fo:font-weight="bold" style:font-size-asian="12pt" style:font-size-complex="12pt"/>
    </style:style>
    <style:style style:name="T1" style:family="text">
      <style:text-properties fo:color="#cc9900"/>
    </style:style>
    <style:style style:name="T2" style:family="text">
      <style:text-properties fo:color="#ff3300"/>
    </style:style>
    <style:style style:name="T3" style:family="text">
      <style:text-properties fo:color="#00cc00"/>
    </style:style>
    <style:style style:name="T4" style:family="text">
      <style:text-properties fo:color="#0066ff"/>
    </style:style>
    <style:style style:name="T5" style:family="text">
      <style:text-properties fo:color="#00cc00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cc99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9.89cm" svg:y1="3.286cm" svg:x2="12.024cm" svg:y2="6.774cm" draw:start-shape="id1" draw:start-glue-point="0" svg:d="M9890 3286c2113 0 1047 3488 2134 3488" svg:viewBox="0 0 2135 3489">
          <text:p/>
        </draw:connector>
        <draw:connector draw:style-name="gr2" draw:text-style-name="P1" draw:layer="layout" draw:type="curve" draw:line-skew="1.57cm" svg:x1="9.89cm" svg:y1="3.286cm" svg:x2="17.891cm" svg:y2="6.715cm" draw:start-shape="id1" draw:start-glue-point="0" draw:end-shape="id2" draw:end-glue-point="2" svg:d="M9890 3286c8326 0 4326 3429 8001 3429" svg:viewBox="0 0 8002 3430">
          <text:p/>
        </draw:connector>
        <draw:connector draw:style-name="gr3" draw:text-style-name="P1" draw:layer="layout" draw:type="curve" draw:line-skew="2.869cm" svg:x1="14.733cm" svg:y1="3.318cm" svg:x2="17.891cm" svg:y2="6.715cm" draw:start-shape="id3" draw:start-glue-point="2" draw:end-shape="id2" draw:end-glue-point="2" svg:d="M14733 3318c6525 0 4946 3397 3158 3397" svg:viewBox="0 0 4726 3398">
          <text:p/>
        </draw:connector>
        <draw:connector draw:style-name="gr4" draw:text-style-name="P1" draw:layer="layout" draw:type="curve" svg:x1="17.891cm" svg:y1="3.286cm" svg:x2="12.176cm" svg:y2="6.842cm" draw:start-shape="id2" draw:start-glue-point="0" draw:end-shape="id4" draw:end-glue-point="2" svg:d="M17891 3286c-4324 0-1467 3556-5715 3556" svg:viewBox="0 0 5716 3557">
          <text:p/>
        </draw:connector>
        <draw:frame draw:style-name="gr5" draw:text-style-name="P2" draw:layer="layout" svg:width="17.194cm" svg:height="0.962cm" svg:x="2.27cm" svg:y="2.27cm">
          <draw:text-box>
            <text:p>Rejecting conference <text:s text:c="3"/><text:span text:style-name="T1">ISCA</text:span> <text:s text:c="3"/><text:span text:style-name="T2">HPCA</text:span> <text:s text:c="3"/><text:span text:style-name="T3">ASPLOS</text:span> <text:s text:c="3"/><text:span text:style-name="T4">MICRO</text:span></text:p>
          </draw:text-box>
        </draw:frame>
        <draw:frame draw:style-name="gr6" draw:text-style-name="P2" draw:layer="layout" svg:width="17.401cm" svg:height="1.673cm" svg:x="2.27cm" svg:y="6.82cm">
          <draw:text-box>
            <text:p>Accepting conference <text:s text:c="4"/>ISCA <text:s text:c="3"/>HPCA <text:s text:c="3"/>ASPLOS <text:s text:c="3"/>MICRO</text:p>
            <text:p><text:s text:c="8"/>In 2017</text:p>
          </draw:text-box>
        </draw:frame>
        <draw:line draw:style-name="gr7" draw:text-style-name="P1" xml:id="id5" draw:id="id5" draw:layer="layout" svg:x1="14.843cm" svg:y1="3.54cm" svg:x2="14.915cm" svg:y2="6.969cm">
          <text:p/>
        </draw:line>
        <draw:line draw:style-name="gr8" draw:text-style-name="P1" xml:id="id4" draw:id="id4" draw:layer="layout" svg:x1="12.176cm" svg:y1="3.286cm" svg:x2="12.176cm" svg:y2="6.842cm">
          <text:p/>
        </draw:line>
        <draw:line draw:style-name="gr9" draw:text-style-name="P1" xml:id="id1" draw:id="id1" draw:layer="layout" svg:x1="9.89cm" svg:y1="3.286cm" svg:x2="9.89cm" svg:y2="6.842cm">
          <text:p/>
        </draw:line>
        <draw:connector draw:style-name="gr10" draw:text-style-name="P1" xml:id="id3" draw:id="id3" draw:layer="layout" draw:type="curve" draw:line-skew="-0.705cm" svg:x1="14.733cm" svg:y1="3.318cm" svg:x2="9.89cm" svg:y2="6.842cm" draw:end-shape="id1" draw:end-glue-point="2" svg:d="M14733 3318c-4176 0-1755 3524-4843 3524" svg:viewBox="0 0 4844 3525">
          <text:p/>
        </draw:connector>
        <draw:connector draw:style-name="gr11" draw:text-style-name="P1" draw:layer="layout" draw:type="curve" draw:line-skew="0cm -0.941cm" svg:x1="12.176cm" svg:y1="3.286cm" svg:x2="14.879cm" svg:y2="6.969cm" draw:start-shape="id4" draw:start-glue-point="0" draw:end-shape="id5" draw:end-glue-point="2" svg:d="M12176 3286c2040 0 1699 1621 1865 2377s838 645 838 1306" svg:viewBox="0 0 2704 3684">
          <text:p/>
        </draw:connector>
        <draw:connector draw:style-name="gr11" draw:text-style-name="P1" draw:layer="layout" draw:type="curve" draw:line-skew="-0.553cm" svg:x1="12.176cm" svg:y1="3.286cm" svg:x2="9.89cm" svg:y2="6.842cm" draw:start-shape="id4" draw:start-glue-point="0" draw:end-shape="id1" draw:end-glue-point="2" svg:d="M12176 3286c-2533 0-1391 3556-2286 3556" svg:viewBox="0 0 2287 3557">
          <text:p/>
        </draw:connector>
        <draw:connector draw:style-name="gr11" draw:text-style-name="P1" draw:layer="layout" draw:type="curve" draw:line-skew="1.632cm" svg:x1="12.176cm" svg:y1="3.286cm" svg:x2="17.891cm" svg:y2="6.715cm" draw:start-shape="id4" draw:start-glue-point="0" draw:end-shape="id2" draw:end-glue-point="2" svg:d="M12176 3286c6696 0 3839 3429 5715 3429" svg:viewBox="0 0 5716 3430">
          <text:p/>
        </draw:connector>
        <draw:line draw:style-name="gr12" draw:text-style-name="P1" xml:id="id2" draw:id="id2" draw:layer="layout" svg:x1="17.891cm" svg:y1="3.286cm" svg:x2="17.891cm" svg:y2="6.715cm">
          <text:p/>
        </draw:line>
        <draw:connector draw:style-name="gr13" draw:text-style-name="P1" draw:layer="layout" draw:type="curve" draw:line-skew="-4.198cm" svg:x1="17.891cm" svg:y1="3.286cm" svg:x2="9.89cm" svg:y2="6.842cm" draw:start-shape="id2" draw:start-glue-point="0" draw:end-shape="id1" draw:end-glue-point="2" svg:d="M17891 3286c-12327 0-8326 3556-8001 3556" svg:viewBox="0 0 8877 3557">
          <text:p/>
        </draw:connector>
        <draw:frame draw:style-name="gr14" draw:text-style-name="P4" draw:layer="layout" svg:width="0.381cm" svg:height="0.725cm" svg:x="15.024cm" svg:y="6.028cm">
          <draw:text-box>
            <text:p text:style-name="P3"><text:span text:style-name="T5">1</text:span></text:p>
          </draw:text-box>
        </draw:frame>
        <draw:frame draw:style-name="gr14" draw:text-style-name="P4" draw:layer="layout" svg:width="0.381cm" svg:height="0.725cm" svg:x="18.925cm" svg:y="6.129cm">
          <draw:text-box>
            <text:p text:style-name="P3"><text:span text:style-name="T5">5</text:span></text:p>
          </draw:text-box>
        </draw:frame>
        <draw:frame draw:style-name="gr14" draw:text-style-name="P4" draw:layer="layout" svg:width="0.381cm" svg:height="0.725cm" svg:x="10.526cm" svg:y="6.13cm">
          <draw:text-box>
            <text:p text:style-name="P3"><text:span text:style-name="T5">4</text:span></text:p>
          </draw:text-box>
        </draw:frame>
        <draw:frame draw:style-name="gr14" draw:text-style-name="P4" draw:layer="layout" svg:width="0.381cm" svg:height="0.725cm" svg:x="18.926cm" svg:y="6.13cm">
          <draw:text-box>
            <text:p text:style-name="P3"><text:span text:style-name="T5">5</text:span></text:p>
          </draw:text-box>
        </draw:frame>
        <draw:frame draw:style-name="gr14" draw:text-style-name="P6" draw:layer="layout" svg:width="0.381cm" svg:height="0.725cm" svg:x="8.727cm" svg:y="6.131cm">
          <draw:text-box>
            <text:p text:style-name="P5"><text:span text:style-name="T6">2</text:span></text:p>
          </draw:text-box>
        </draw:frame>
        <draw:frame draw:style-name="gr15" draw:text-style-name="P6" draw:layer="layout" svg:width="1.016cm" svg:height="0.762cm" svg:x="13.065cm" svg:y="5.953cm">
          <draw:text-box>
            <text:p text:style-name="P5"><text:span text:style-name="T6">11</text:span></text:p>
          </draw:text-box>
        </draw:frame>
        <draw:frame draw:style-name="gr15" draw:text-style-name="P6" draw:layer="layout" svg:width="1.016cm" svg:height="0.762cm" svg:x="17.765cm" svg:y="5.353cm">
          <draw:text-box>
            <text:p text:style-name="P5"><text:span text:style-name="T6">3</text:span></text:p>
          </draw:text-box>
        </draw:frame>
        <draw:frame draw:style-name="gr15" draw:text-style-name="P8" draw:layer="layout" svg:width="1.016cm" svg:height="0.762cm" svg:x="10.865cm" svg:y="4.953cm">
          <draw:text-box>
            <text:p text:style-name="P7"><text:span text:style-name="T7">6</text:span></text:p>
          </draw:text-box>
        </draw:frame>
        <draw:frame draw:style-name="gr15" draw:text-style-name="P8" draw:layer="layout" svg:width="1.016cm" svg:height="0.762cm" svg:x="9.365cm" svg:y="4.953cm">
          <draw:text-box>
            <text:p text:style-name="P7"><text:span text:style-name="T7">1</text:span></text:p>
          </draw:text-box>
        </draw:frame>
        <draw:frame draw:style-name="gr15" draw:text-style-name="P8" draw:layer="layout" svg:width="1.016cm" svg:height="0.762cm" svg:x="15.165cm" svg:y="4.953cm">
          <draw:text-box>
            <text:p text:style-name="P7"><text:span text:style-name="T7">12</text:span></text:p>
          </draw:text-box>
        </draw:frame>
        <draw:frame draw:style-name="gr15" draw:text-style-name="P10" draw:layer="layout" svg:width="1.016cm" svg:height="0.762cm" svg:x="10.065cm" svg:y="4.453cm">
          <draw:text-box>
            <text:p text:style-name="P9"><text:span text:style-name="T6">1</text:span></text:p>
          </draw:text-box>
        </draw:frame>
        <draw:frame draw:style-name="gr15" draw:text-style-name="P10" draw:layer="layout" svg:width="1.016cm" svg:height="0.762cm" svg:x="12.065cm" svg:y="4.453cm">
          <draw:text-box>
            <text:p text:style-name="P9"><text:span text:style-name="T6">2</text:span></text:p>
          </draw:text-box>
        </draw:frame>
        <draw:frame draw:style-name="gr15" draw:text-style-name="P10" draw:layer="layout" svg:width="1.016cm" svg:height="0.762cm" svg:x="13.365cm" svg:y="4.453cm">
          <draw:text-box>
            <text:p text:style-name="P9"><text:span text:style-name="T6">1</text:span></text:p>
          </draw:text-box>
        </draw:frame>
        <draw:frame draw:style-name="gr15" draw:text-style-name="P10" draw:layer="layout" svg:width="1.016cm" svg:height="0.762cm" svg:x="16.465cm" svg:y="4.453cm">
          <draw:text-box>
            <text:p text:style-name="P9"><text:span text:style-name="T6">2</text:span></text:p>
          </draw:text-box>
        </draw:frame>
        <draw:frame draw:style-name="gr16" draw:text-style-name="P2" draw:layer="layout" svg:width="17.241cm" svg:height="2.384cm" svg:x="2.27cm" svg:y="8.395cm">
          <draw:text-box>
            <text:p>Acceptance rate <text:s text:c="10"/>16.8% <text:s text:c="3"/>22.3% <text:s text:c="4"/>17.5% <text:s text:c="7"/>18.6%</text:p>
            <text:p>Total accepted papers <text:s text:c="5"/>54 <text:s text:c="8"/>50 <text:s text:c="10"/>56 <text:s text:c="14"/>61</text:p>
            <text:p>Papers in survey <text:s text:c="13"/>12 <text:s text:c="8"/>28 <text:s text:c="10"/>10 <text:s text:c="15"/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itan </meta:initial-creator>
    <meta:creation-date>2020-06-15T15:11:11.294005576</meta:creation-date>
    <dc:date>2020-06-15T16:19:50.438842300</dc:date>
    <dc:creator>eitan </dc:creator>
    <meta:editing-duration>PT6M50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